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12"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12"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margin-left="0in" fo:margin-right="0in" fo:text-indent="0.2in" style:auto-text-indent="false"/>
      <style:text-properties fo:language="en" fo:country="US"/>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ab-stops>
          <style:tab-stop style:position="0in"/>
        </style:tab-stops>
      </style:paragraph-properties>
    </style:style>
    <style:style style:name="P40" style:family="paragraph" style:parent-style-name="Standard">
      <style:paragraph-properties fo:margin-left="0.5in" fo:margin-right="0in" fo:text-indent="0in" style:auto-text-indent="false"/>
      <style:text-properties fo:language="en" fo:country="US"/>
    </style:style>
    <style:style style:name="P41"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2" style:family="paragraph" style:parent-style-name="Code">
      <style:paragraph-properties fo:margin-left="0.5in" fo:margin-right="0in" fo:text-indent="0in" style:auto-text-indent="false"/>
    </style:style>
    <style:style style:name="P43"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4"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5" style:family="paragraph" style:parent-style-name="Code">
      <style:text-properties fo:font-weight="bold" style:font-weight-asian="bold"/>
    </style:style>
    <style:style style:name="P46" style:family="paragraph" style:parent-style-name="Code">
      <style:text-properties style:font-weight-complex="bold"/>
    </style:style>
    <style:style style:name="P47" style:family="paragraph" style:parent-style-name="Code">
      <style:text-properties fo:font-style="normal" style:font-style-asian="normal" style:font-style-complex="normal"/>
    </style:style>
    <style:style style:name="P48" style:family="paragraph" style:parent-style-name="Standard">
      <style:paragraph-properties fo:margin-left="0.2602in" fo:margin-right="0in" fo:text-indent="0in" style:auto-text-indent="false"/>
    </style:style>
    <style:style style:name="P49" style:family="paragraph" style:parent-style-name="Code">
      <style:paragraph-properties fo:margin-left="0in" fo:margin-right="0in" fo:text-indent="0in" style:auto-text-indent="false"/>
    </style:style>
    <style:style style:name="P50" style:family="paragraph" style:parent-style-name="Standard">
      <style:paragraph-properties fo:margin-left="0in" fo:margin-right="0in" fo:text-indent="0in" style:auto-text-indent="false"/>
      <style:text-properties fo:language="en" fo:country="US"/>
    </style:style>
    <style:style style:name="P51"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2" style:family="paragraph" style:parent-style-name="Standard">
      <style:text-properties fo:language="en" fo:country="US"/>
    </style:style>
    <style:style style:name="P53" style:family="paragraph" style:parent-style-name="Standard" style:list-style-name="WW8Num24">
      <style:text-properties fo:language="en" fo:country="US"/>
    </style:style>
    <style:style style:name="P54" style:family="paragraph" style:parent-style-name="Standard" style:list-style-name="WW8Num37">
      <style:text-properties fo:language="en" fo:country="US"/>
    </style:style>
    <style:style style:name="P55" style:family="paragraph" style:parent-style-name="Standard" style:list-style-name="WW8Num16">
      <style:text-properties fo:language="en" fo:country="US"/>
    </style:style>
    <style:style style:name="P56" style:family="paragraph" style:parent-style-name="Standard" style:list-style-name="L1">
      <style:text-properties fo:language="en" fo:country="US"/>
    </style:style>
    <style:style style:name="P57" style:family="paragraph" style:parent-style-name="Standard" style:list-style-name="WW8Num35"/>
    <style:style style:name="P58" style:family="paragraph" style:parent-style-name="Standard" style:list-style-name="WW8Num37"/>
    <style:style style:name="P59" style:family="paragraph" style:parent-style-name="Standard" style:list-style-name="WW8Num16"/>
    <style:style style:name="P60" style:family="paragraph" style:parent-style-name="Standard" style:list-style-name="WW8Num46"/>
    <style:style style:name="P61"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62"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63"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64"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65"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66"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67" style:family="paragraph" style:parent-style-name="Standard">
      <style:paragraph-properties fo:margin-left="0in" fo:margin-right="0in" fo:text-indent="0in" style:auto-text-indent="false"/>
      <style:text-properties fo:language="en" fo:country="US"/>
    </style:style>
    <style:style style:name="P68" style:family="paragraph" style:parent-style-name="Heading_20_1">
      <style:paragraph-properties fo:break-before="page"/>
    </style:style>
    <style:style style:name="P69" style:family="paragraph" style:parent-style-name="Heading_20_2">
      <style:text-properties fo:language="en" fo:country="US"/>
    </style:style>
    <style:style style:name="P70" style:family="paragraph" style:parent-style-name="Heading_20_2">
      <style:paragraph-properties fo:break-before="page"/>
    </style:style>
    <style:style style:name="P71" style:family="paragraph" style:parent-style-name="Heading_20_3">
      <style:paragraph-properties fo:break-before="page"/>
    </style:style>
    <style:style style:name="P72" style:family="paragraph" style:parent-style-name="Heading_20_4">
      <style:text-properties fo:language="en" fo:country="US"/>
    </style:style>
    <style:style style:name="P73" style:family="paragraph" style:parent-style-name="Contents_20_1">
      <style:paragraph-properties>
        <style:tab-stops>
          <style:tab-stop style:position="6.9272in" style:type="right" style:leader-style="dotted" style:leader-text="."/>
        </style:tab-stops>
      </style:paragraph-properties>
    </style:style>
    <style:style style:name="P74" style:family="paragraph" style:parent-style-name="Contents_20_2">
      <style:paragraph-properties>
        <style:tab-stops>
          <style:tab-stop style:position="6.7307in" style:type="right" style:leader-style="dotted" style:leader-text="."/>
        </style:tab-stops>
      </style:paragraph-properties>
    </style:style>
    <style:style style:name="P75" style:family="paragraph" style:parent-style-name="Contents_20_3">
      <style:paragraph-properties>
        <style:tab-stops>
          <style:tab-stop style:position="6.5335in" style:type="right" style:leader-style="dotted" style:leader-text="."/>
        </style:tab-stops>
      </style:paragraph-properties>
    </style:style>
    <style:style style:name="P76" style:family="paragraph" style:parent-style-name="Contents_20_4">
      <style:paragraph-properties>
        <style:tab-stops>
          <style:tab-stop style:position="6.3366in" style:type="right" style:leader-style="dotted" style:leader-text="."/>
        </style:tab-stops>
      </style:paragraph-properties>
    </style:style>
    <style:style style:name="P77" style:family="paragraph" style:parent-style-name="Text_20_body">
      <style:text-properties fo:language="en" fo:country="US"/>
    </style:style>
    <style:style style:name="P78"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T20" style:family="text">
      <style:text-properties fo:font-weight="normal" style:font-weight-asian="normal" style:font-weight-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3">1 Introduction<text:tab/>4</text:p>
          <text:p text:style-name="P74">1.1 About NetXMS<text:tab/>4</text:p>
          <text:p text:style-name="P74">1.2 What you can do with NetXMS<text:tab/>4</text:p>
          <text:p text:style-name="P74">1.3 About this manual<text:tab/>4</text:p>
          <text:p text:style-name="P73">2 Basic Concepts<text:tab/>5</text:p>
          <text:p text:style-name="P74">2.1 Overview of System Architecture<text:tab/>5</text:p>
          <text:p text:style-name="P74">2.2 Objects<text:tab/>6</text:p>
          <text:p text:style-name="P74">2.3 DCI (Data Collection Items)<text:tab/>7</text:p>
          <text:p text:style-name="P74">2.4 Thresholds<text:tab/>8</text:p>
          <text:p text:style-name="P74">2.5 Events and Alarms<text:tab/>8</text:p>
          <text:p text:style-name="P73">3 Initial Configuration and Network Discovery<text:tab/>9</text:p>
          <text:p text:style-name="P74">3.1 Configure Your NetXMS Server<text:tab/>9</text:p>
          <text:p text:style-name="P74">3.2 Secure your installation<text:tab/>9</text:p>
          <text:p text:style-name="P74">3.3 Discover the network<text:tab/>10</text:p>
          <text:p text:style-name="P74">3.4 Manually add nodes<text:tab/>10</text:p>
          <text:p text:style-name="P73">4 Objects<text:tab/>11</text:p>
          <text:p text:style-name="P74">4.1 Overview<text:tab/>11</text:p>
          <text:p text:style-name="P74">4.2 Top Level Objects<text:tab/>11</text:p>
          <text:p text:style-name="P74">4.3 Subnet Objects<text:tab/>12</text:p>
          <text:p text:style-name="P74">4.4 Custom Attributes<text:tab/>12</text:p>
          <text:p text:style-name="P73">5 Data Collection<text:tab/>13</text:p>
          <text:p text:style-name="P74">5.1 How data collection works<text:tab/>13</text:p>
          <text:p text:style-name="P74">5.2 DCI configuration<text:tab/>13</text:p>
          <text:p text:style-name="P75">5.2.1 Basic configuration<text:tab/>13</text:p>
          <text:p text:style-name="P76">5.2.1.1 Description<text:tab/>13</text:p>
          <text:p text:style-name="P76">5.2.1.2 Parameter<text:tab/>13</text:p>
          <text:p text:style-name="P76">5.2.1.3 Origin<text:tab/>13</text:p>
          <text:p text:style-name="P76">5.2.1.4 Data Type<text:tab/>14</text:p>
          <text:p text:style-name="P76">5.2.1.5 Polling Interval<text:tab/>14</text:p>
          <text:p text:style-name="P76">5.2.1.6 Use Advanced Schedule<text:tab/>14</text:p>
          <text:p text:style-name="P76">5.2.1.7 Associate with cluster resource<text:tab/>15</text:p>
          <text:p text:style-name="P76">5.2.1.8 Retention Time<text:tab/>15</text:p>
          <text:p text:style-name="P76">5.2.1.9 Status<text:tab/>15</text:p>
          <text:p text:style-name="P75">5.2.2 Data Transformations<text:tab/>15</text:p>
          <text:p text:style-name="P75">5.2.3 Thresholds<text:tab/>16</text:p>
          <text:p text:style-name="P76">5.2.3.1 Overview<text:tab/>16</text:p>
          <text:p text:style-name="P76">5.2.3.2 Instance<text:tab/>16</text:p>
          <text:p text:style-name="P76">5.2.3.3 Threshold Processing<text:tab/>16</text:p>
          <text:p text:style-name="P76">5.2.3.4 Threshold Configuration<text:tab/>17</text:p>
          <text:p text:style-name="P76">5.2.3.5 Thresholds and Events<text:tab/>19</text:p>
          <text:p text:style-name="P75">5.2.4 Push parameters<text:tab/>20</text:p>
          <text:p text:style-name="P74">5.3 Templates<text:tab/>20</text:p>
          <text:p text:style-name="P75">5.3.1 What is templates<text:tab/>20</text:p>
          <text:p text:style-name="P75">5.3.2 Creating template<text:tab/>20</text:p>
          <text:p text:style-name="P75">5.3.3 Configuring templates<text:tab/>20</text:p>
          <text:p text:style-name="P75">5.3.4 Applying template to node<text:tab/>20</text:p>
          <text:p text:style-name="P75">5.3.5 Removing template from node<text:tab/>21</text:p>
          <text:p text:style-name="P75">5.3.6 Macros in template items<text:tab/>21</text:p>
          <text:p text:style-name="P74">5.4 Working with collected data<text:tab/>22</text:p>
          <text:p text:style-name="P75">5.4.1 View collected data in graphical form<text:tab/>22</text:p>
          <text:p text:style-name="P75">5.4.2 View collected data in textual form<text:tab/>23</text:p>
          <text:p text:style-name="P75">5.4.3 Export DCI data<text:tab/>23</text:p>
          <text:p text:style-name="P73">6 Event Processing<text:tab/>25</text:p>
          <text:p text:style-name="P74">6.1 Event Processing Overview<text:tab/>25</text:p>
          <text:p text:style-name="P74">6.2 Event Processing Policy<text:tab/>25</text:p>
          <text:p text:style-name="P74"><text:soft-page-break/>6.3 Alarms<text:tab/>26</text:p>
          <text:p text:style-name="P75">6.3.1 Alarms Overview<text:tab/>26</text:p>
          <text:p text:style-name="P75">6.3.2 Generating Alarms<text:tab/>27</text:p>
          <text:p text:style-name="P75">6.3.3 Automatic Alarm Termination<text:tab/>27</text:p>
          <text:p text:style-name="P74">6.4 Situations<text:tab/>28</text:p>
          <text:p text:style-name="P75">6.4.1 Situations Overview<text:tab/>28</text:p>
          <text:p text:style-name="P73">7 NetXMS Scripting Language (NXSL)<text:tab/>29</text:p>
          <text:p text:style-name="P74">7.1 NXSL Overview<text:tab/>29</text:p>
          <text:p text:style-name="P74">7.2 "Hello, World!" Program<text:tab/>29</text:p>
          <text:p text:style-name="P74">7.3 Variables<text:tab/>30</text:p>
          <text:p text:style-name="P74">7.4 Functions<text:tab/>30</text:p>
          <text:p text:style-name="P73">8 Troubleshooting<text:tab/>31</text:p>
          <text:p text:style-name="P74">8.1 Server problems<text:tab/>31</text:p>
          <text:p text:style-name="P74">8.2 Agent problems<text:tab/>31</text:p>
          <text:p text:style-name="P73">9 Complete Reference<text:tab/>32</text:p>
          <text:p text:style-name="P74">9.1 Server Configuration<text:tab/>32</text:p>
          <text:p text:style-name="P75">9.1.1 File: netxmsd.conf<text:tab/>32</text:p>
          <text:p text:style-name="P75">9.1.2 Table in Database: config<text:tab/>32</text:p>
          <text:p text:style-name="P74">9.2 Agent Configuration<text:tab/>38</text:p>
          <text:p text:style-name="P75">9.2.1 File: nxagentd.conf<text:tab/>38</text:p>
          <text:p text:style-name="P74">9.3 Web Server (nxhttpd) Configuration<text:tab/>41</text:p>
          <text:p text:style-name="P75">9.3.1 File nxhttpd.conf<text:tab/>41</text:p>
          <text:p text:style-name="P74">9.4 Command Line Tools<text:tab/>42</text:p>
          <text:p text:style-name="P75">9.4.1 Local Server Administration Tool (nxadm)<text:tab/>42</text:p>
          <text:p text:style-name="P75">9.4.2 Agent GET Tool (nxget)<text:tab/>43</text:p>
          <text:p text:style-name="P75">9.4.3 NetXMS Database Manager (nxdbmgr)<text:tab/>45</text:p>
          <text:p text:style-name="P74">9.5 NetXMS Scripting Language (NXSL)<text:tab/>46</text:p>
          <text:p text:style-name="P75">9.5.1 Formal Grammar<text:tab/>46</text:p>
          <text:p text:style-name="P75">9.5.2 Generic Built-in Functions<text:tab/>48</text:p>
          <text:p text:style-name="P76">9.5.2.1 abs<text:tab/>48</text:p>
          <text:p text:style-name="P76">9.5.2.2 AddrInRange<text:tab/>48</text:p>
          <text:p text:style-name="P76">9.5.2.3 AddrInSubnet<text:tab/>48</text:p>
          <text:p text:style-name="P76">9.5.2.4 classof<text:tab/>49</text:p>
          <text:p text:style-name="P76">9.5.2.5 gmtime<text:tab/>49</text:p>
          <text:p text:style-name="P76">9.5.2.6 left<text:tab/>49</text:p>
          <text:p text:style-name="P76">9.5.2.7 length<text:tab/>50</text:p>
          <text:p text:style-name="P76">9.5.2.8 localtime<text:tab/>50</text:p>
          <text:p text:style-name="P76">9.5.2.9 lower<text:tab/>50</text:p>
          <text:p text:style-name="P76">9.5.2.10 max<text:tab/>51</text:p>
          <text:p text:style-name="P76">9.5.2.11 min<text:tab/>51</text:p>
          <text:p text:style-name="P76">9.5.2.12 pow<text:tab/>51</text:p>
          <text:p text:style-name="P76">9.5.2.13 right<text:tab/>51</text:p>
          <text:p text:style-name="P76">9.5.2.14 SecondsToUptime<text:tab/>51</text:p>
          <text:p text:style-name="P76">9.5.2.15 strftime<text:tab/>52</text:p>
          <text:p text:style-name="P76">9.5.2.16 substr<text:tab/>53</text:p>
          <text:p text:style-name="P76">9.5.2.17 time<text:tab/>53</text:p>
          <text:p text:style-name="P76">9.5.2.18 typeof<text:tab/>53</text:p>
          <text:p text:style-name="P76">9.5.2.19 upper<text:tab/>53</text:p>
          <text:p text:style-name="P75">9.5.3 Functions for Accessing DCI Data<text:tab/>54</text:p>
          <text:p text:style-name="P76">9.5.3.1 FindDCIByDescription<text:tab/>54</text:p>
          <text:p text:style-name="P76">9.5.3.2 FindDCIByName<text:tab/>54</text:p>
          <text:p text:style-name="P76">9.5.3.3 GetDCIValue<text:tab/>54</text:p>
          <text:p text:style-name="P75">9.5.4 Functions for Accessing Object Data<text:tab/>54</text:p>
          <text:p text:style-name="P76">9.5.4.1 GetCustomAttribute<text:tab/>54</text:p>
          <text:p text:style-name="P75">9.5.5 Functions for Accessing Situations<text:tab/>55</text:p>
          <text:p text:style-name="P76">9.5.5.1 FindSituation<text:tab/>55</text:p>
          <text:p text:style-name="P76">9.5.5.2 GetSituationAttribute<text:tab/>55</text:p>
          <text:p text:style-name="P74">9.6 Macros for Event Processing<text:tab/>56</text:p>
        </text:index-body>
      </text:table-of-content>
      <text:p text:style-name="P32"/>
      <text:h text:style-name="P68"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38341496" text:style-name="WW8Num24">
        <text:list-item>
          <text:p text:style-name="P53">monitor status of your network devices;</text:p>
        </text:list-item>
        <text:list-item>
          <text:p text:style-name="P53">monitor status of your hosts;</text:p>
        </text:list-item>
        <text:list-item>
          <text:p text:style-name="P53">monitor status of applications running on your servers;</text:p>
        </text:list-item>
        <text:list-item>
          <text:p text:style-name="P53">collect performance data from your network devices;</text:p>
        </text:list-item>
        <text:list-item>
          <text:p text:style-name="P53">collect performance data from servers;</text:p>
        </text:list-item>
        <text:list-item>
          <text:p text:style-name="P53">store collected data for later analysis;</text:p>
        </text:list-item>
        <text:list-item>
          <text:p text:style-name="P53">monitor text log files and Windows event log;</text:p>
        </text:list-item>
        <text:list-item>
          <text:p text:style-name="P53">discovery network IP topology;</text:p>
        </text:list-item>
        <text:list-item>
          <text:p text:style-name="P53">automatically discover new hosts and devices;</text:p>
        </text:list-item>
        <text:list-item>
          <text:p text:style-name="P53">notify system administrator(s) about problems via e-mail or SMS.</text:p>
        </text:list-item>
      </text:list>
      <text:p text:style-name="P77"/>
      <text:h text:style-name="P69"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68"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8334460" text:style-name="WW8Num12">
        <text:list-item>
          <text:p text:style-name="P61"><text:span text:style-name="T2">Description</text:span><text:span text:style-name="T1"> — a free-form text string describing DCI. It is not used by the server and is intended for better information understanding by operators.</text:span></text:p>
        </text:list-item>
        <text:list-item>
          <text:p text:style-name="P61"><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1"><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1"><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1"><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1"><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1"><text:span text:style-name="T2">Polling Interval</text:span><text:span text:style-name="T1"> — interval in seconds between two polls. Applicable only if simple schedule type is selected.</text:span></text:p>
        </text:list-item>
        <text:list-item>
          <text:p text:style-name="P61"><text:span text:style-name="T2">Scheduling Table</text:span><text:span text:style-name="T1"> — cron-like scheduling table for data collection polls. Applicable only if advanced schedule type is selected.</text:span></text:p>
        </text:list-item>
        <text:list-item>
          <text:p text:style-name="P61"><text:span text:style-name="T2">Threshold List</text:span><text:span text:style-name="T1"> — list of defined thresholds.</text:span></text:p>
        </text:list-item>
        <text:list-item>
          <text:p text:style-name="P61"><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8344434" text:style-name="WW8Num35">
        <text:list-item>
          <text:p text:style-name="P63">A critical router exceeded its threshold of traffic volume that you configured in Data Collection.</text:p>
        </text:list-item>
        <text:list-item>
          <text:p text:style-name="P63">The shell script that you wrote gathered the specific information you needed and posted it to the NetXMS as an event.</text:p>
        </text:list-item>
        <text:list-item>
          <text:p text:style-name="P63">One of your mission-critical servers is using its UPS battery power.</text:p>
        </text:list-item>
        <text:list-item>
          <text:p text:style-name="P63">An SNMP agent on a managed critical server forwarded a trap to NetXMS because it was overheating and about to fail.</text:p>
        </text:list-item>
      </text:list>
      <text:h text:style-name="P68"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8328372" text:style-name="WW8Num38">
              <text:list-item>
                <text:p text:style-name="P78">Filter::Agent — will discover only hosts with active NetXMS agent.</text:p>
              </text:list-item>
              <text:list-item>
                <text:p text:style-name="P78">Filter::SNMP — will discover only hosts with active SNMP agent.</text:p>
              </text:list-item>
              <text:list-item>
                <text:p text:style-name="P78">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8338461" text:continue-list="list38344434" text:style-name="WW8Num35">
        <text:list-item text:start-value="1">
          <text:p text:style-name="P63">NetXMS server should have access to switches and routers via SNMP.</text:p>
        </text:list-item>
        <text:list-item>
          <text:p text:style-name="P62"><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68"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8"><draw:image xlink:href="Pictures/10000000000001D0000001B0690DA8CB.png" xlink:type="simple" xlink:show="embed" xlink:actuate="onLoad"/></draw:frame></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68"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72"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7"/>
      <text:p text:style-name="P37">Run five minutes after midnight, every day.</text:p>
      <text:p text:style-name="P37"/>
      <text:p text:style-name="Code">15 14 1 * *</text:p>
      <text:p text:style-name="P37"/>
      <text:p text:style-name="P37">Run at 14:15 on the first day of every month.</text:p>
      <text:p text:style-name="P37"/>
      <text:p text:style-name="Code">*/5 * * *</text:p>
      <text:p text:style-name="P37"/>
      <text:p text:style-name="P37">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9"><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38358033" text:style-name="WW8Num11">
        <text:list-item>
          <text:p text:style-name="P64">last polled value</text:p>
        </text:list-item>
      </text:list>
      <text:p text:style-name="P41">Last value will be used. If number of polls set to more then 1, then condition will evaluate to true only if it's true for each individual value of last <text:span text:style-name="T13">n</text:span> polls.</text:p>
      <text:list xml:id="list38343250" text:continue-list="list38358033" text:style-name="WW8Num11">
        <text:list-item text:start-value="1">
          <text:p text:style-name="P64">average value</text:p>
        </text:list-item>
      </text:list>
      <text:p text:style-name="P39"><text:span text:style-name="T1">An average value for last </text:span><text:span text:style-name="T3">n</text:span><text:span text:style-name="T1"> polls will be used (you have to configure a desired number of polls).</text:span></text:p>
      <text:list xml:id="list38365481" text:continue-list="list38343250" text:style-name="WW8Num11">
        <text:list-item text:start-value="1">
          <text:p text:style-name="P64">mean deviation</text:p>
        </text:list-item>
      </text:list>
      <text:p text:style-name="P39"><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8349695" text:continue-list="list38365481" text:style-name="WW8Num11">
        <text:list-item text:start-value="1">
          <text:p text:style-name="P64">diff with previous value</text:p>
        </text:list-item>
      </text:list>
      <text:p text:style-name="P41">A delta between last and previous values will be used. If DCI data type is string, system will use 0, if last and previous values match; and 1, if they don't.</text:p>
      <text:list xml:id="list38336487" text:continue-list="list38349695" text:style-name="WW8Num11">
        <text:list-item text:start-value="1">
          <text:p text:style-name="P65"><text:span text:style-name="T2">d</text:span><text:span text:style-name="T2">ata collection error</text:span></text:p>
        </text:list-item>
      </text:list>
      <text:p text:style-name="P39"><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3">Integer</text:p>
            </table:table-cell>
            <table:table-cell table:style-name="Table8.A1" office:value-type="string">
              <text:p text:style-name="P43">Unsigned Integer</text:p>
            </table:table-cell>
            <table:table-cell table:style-name="Table8.A1" office:value-type="string">
              <text:p text:style-name="P43">Int64</text:p>
            </table:table-cell>
            <table:table-cell table:style-name="Table8.A1" office:value-type="string">
              <text:p text:style-name="P43">Unsigned Int64</text:p>
            </table:table-cell>
            <table:table-cell table:style-name="Table8.A1" office:value-type="string">
              <text:p text:style-name="P43">Float</text:p>
            </table:table-cell>
            <table:table-cell table:style-name="Table8.G1" office:value-type="string">
              <text:p text:style-name="P43">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8327274" text:style-name="WW8Num37">
        <text:list-item>
          <text:p text:style-name="P58"><text:span text:style-name="T1">Parameter name (DCI's </text:span><text:span text:style-name="T2">name</text:span><text:span text:style-name="T1"> attribute)</text:span></text:p>
        </text:list-item>
        <text:list-item>
          <text:p text:style-name="P54">DCI description</text:p>
        </text:list-item>
        <text:list-item>
          <text:p text:style-name="P54">Threshold value</text:p>
        </text:list-item>
        <text:list-item>
          <text:p text:style-name="P54">Actual value</text:p>
        </text:list-item>
        <text:list-item>
          <text:p text:style-name="P54">Unique DCI identifier</text:p>
        </text:list-item>
        <text:list-item>
          <text:p text:style-name="P58"><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8328305" text:style-name="WW8Num16">
        <text:list-item>
          <text:p text:style-name="P59"><text:span text:style-name="T1">Parameter name (DCI's </text:span><text:span text:style-name="T2">name</text:span><text:span text:style-name="T1"> attribute)</text:span></text:p>
        </text:list-item>
        <text:list-item>
          <text:p text:style-name="P55">DCI description</text:p>
        </text:list-item>
        <text:list-item>
          <text:p text:style-name="P55">Unique DCI identifier</text:p>
        </text:list-item>
        <text:list-item>
          <text:p text:style-name="P59"><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8331745" text:style-name="WW8Num46">
        <text:list-item>
          <text:p text:style-name="P60"><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60"><text:span text:style-name="T1">Create separate user account or pick an existing one and </text:span><text:span text:style-name="T1">give "Push Data" right on the DCI owning node to that user.</text:span></text:p>
        </text:list-item>
        <text:list-item>
          <text:p text:style-name="P60"><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4"><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8363323" text:continue-list="list38338461" text:style-name="WW8Num35">
        <text:list-item text:start-value="1">
          <text:p text:style-name="P63">Select different time interval</text:p>
        </text:list-item>
      </text:list>
      <text:p text:style-name="Body_20_Text_20_Indent_20_3">By default, you will see data for the last hour. You can select different time interval in two ways:</text:p>
      <text:list xml:id="list38333243" text:style-name="WW8Num14">
        <text:list-item>
          <text:p text:style-name="P66"><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6"><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8364097" text:continue-list="list38363323" text:style-name="WW8Num35">
        <text:list-item text:start-value="1">
          <text:p text:style-name="P63">Turn on automatic refresh</text:p>
        </text:list-item>
      </text:list>
      <text:p text:style-name="P38"><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8366252" text:continue-list="list38364097" text:style-name="WW8Num35">
        <text:list-item text:start-value="1">
          <text:p text:style-name="P63">Change colors</text:p>
        </text:list-item>
      </text:list>
      <text:p text:style-name="P38"><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8338920" text:continue-list="list38366252" text:style-name="WW8Num35">
        <text:list-item text:start-value="1">
          <text:p text:style-name="P63">Save current settings as preconfigured graph</text:p>
        </text:list-item>
      </text:list>
      <text:p text:style-name="P38"><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0"/>
      <text:p text:style-name="P40"><text:soft-page-break/><draw:frame draw:style-name="fr4" draw:name="graphics7" text:anchor-type="as-char" svg:width="4.4272in" svg:height="3.5835in" draw:z-index="5"><draw:image xlink:href="Pictures/10000000000001A900000158D1937535.png" xlink:type="simple" xlink:show="embed" xlink:actuate="onLoad"/></draw:frame></text:p>
      <text:p text:style-name="P40"/>
      <text:p text:style-name="P38"><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0"><draw:frame draw:style-name="fr4" draw:name="graphics8" text:anchor-type="as-char" svg:width="7.7516in" svg:height="1.7602in" draw:z-index="6"><draw:image xlink:href="Pictures/10000000000002E9000000A9AF2776E4.png" xlink:type="simple" xlink:show="embed" xlink:actuate="onLoad"/></draw:frame></text:p>
      <text:p text:style-name="P40"/>
      <text:p text:style-name="P38"><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8"><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68"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12"><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22"><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23"><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7"><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8348422" text:style-name="L1">
        <text:list-item>
          <text:p text:style-name="P56">Create situation object named "ServiceStatus";</text:p>
        </text:list-item>
        <text:list-item>
          <text:p text:style-name="P56">In event processing policy, for processing of event indicating service B failure, add situation attribute update: update situation "ServiceStatus", instance "Service_B", set attribute "status" to "failed";</text:p>
        </text:list-item>
        <text:list-item>
          <text:p text:style-name="P56">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h text:style-name="P68"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19"> on screen.</text:span></text:p>
      <text:p text:style-name="P36"/>
      <text:p text:style-name="P36">Also, keep in mind that you are free to choose your own formatting style. E.g. the above could have been written as: </text:p>
      <text:p text:style-name="P36"/>
      <text:p text:style-name="P47">/* sample program */ sub main(){println "Hello!";return 0;}</text:p>
      <text:p text:style-name="P36"/>
      <text:p text:style-name="P36">Now we'll analyze this program:</text:p>
      <text:p text:style-name="P36"/>
      <text:p text:style-name="P47">/* sample program */</text:p>
      <text:p text:style-name="P36"/>
      <text:p text:style-name="P36">Everything inside /* */ is considered a comment and will be ignored by interpreter. You can enclose comments, like below:</text:p>
      <text:p text:style-name="P36"/>
      <text:p text:style-name="P47">/* comment /* another comment */ still comment */</text:p>
      <text:p text:style-name="P36"/>
      <text:p text:style-name="P36">You can also use single line comments:</text:p>
      <text:p text:style-name="P36"/>
      <text:p text:style-name="Code">x = 1; // everything between two slashes and end of line is a comment</text:p>
      <text:p text:style-name="P36"/>
      <text:p text:style-name="P36">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6">sub</text:span> <text:span text:style-name="T13">name</text:span><text:span text:style-name="T16">(</text:span><text:span text:style-name="T13">parameters</text:span><text:span text:style-name="T16">)</text:span></text:p>
      <text:p text:style-name="Code">{</text:p>
      <text:p text:style-name="Code"><text:s text:c="3"/><text:span text:style-name="T19">/*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0">return</text:span> 0;</text:p>
      <text:p text:style-name="Standard"/>
      <text:p text:style-name="Standard">return is another built-in operator which exits the function and sets it's return value.</text:p>
      <text:p text:style-name="P17"/>
      <text:h text:style-name="P69" text:outline-level="2">Variables</text:h>
      <text:p text:style-name="P50"/>
      <text:p text:style-name="P50">Variables in NXSL behave the same as variables in most popular programming languages (C, C++, etc.) do, but in NXSL you don't have to declare variables before you use them. </text:p>
      <text:p text:style-name="P50"/>
      <text:h text:style-name="Heading_20_2" text:outline-level="2">Functions</text:h>
      <text:p text:style-name="Standard"/>
      <text:p text:style-name="Standard">F</text:p>
      <text:p text:style-name="Standard"/>
      <text:h text:style-name="P68"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h text:style-name="P68"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3"><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4"><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5"><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6"><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17"><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18"><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70"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71"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19"><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0"><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4"/>
      <text:p text:style-name="Code">nxget –bn 10.0.0.2 Agent.Uptime System.Uptime</text:p>
      <text:p text:style-name="P17"/>
      <text:p text:style-name="P17">Get agent configuration file from agent at host 10.0.0.2:</text:p>
      <text:p text:style-name="P44"/>
      <text:p text:style-name="Code">nxget –C 10.0.0.2</text:p>
      <text:p text:style-name="P17"/>
      <text:p text:style-name="P17">Get value of parameter System.PlatformName from agent at host 10.0.0.2, connecting via proxy agent at 172.16.1.1:</text:p>
      <text:p text:style-name="P44"/>
      <text:p text:style-name="Code">nxget –X 172.16.1.1 10.0.0.2 System.PlatformName</text:p>
      <text:p text:style-name="P17"/>
      <text:p text:style-name="P17">Get value of enum Agent.SupportedParameters from agent at host 10.0.0.10, forcing use of encrypted connection:</text:p>
      <text:p text:style-name="P44"/>
      <text:p text:style-name="Code">nxget –e 3 –l 10.0.0.10 Agent.SupportedParameters</text:p>
      <text:p text:style-name="P17"/>
      <text:p text:style-name="P17">Check POP3 service at host 10.0.0.4 via agent at host 172.16.1.1:</text:p>
      <text:p text:style-name="P44"/>
      <text:p text:style-name="Code">nxget –S 10.0.0.4 –t 2 –r user:pass 172.16.1.1</text:p>
      <text:p text:style-name="P17"/>
      <text:h text:style-name="P71"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5"><text:tab/>return</text:p>
      <text:p text:style-name="P45"/>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5"/>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5"><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6">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h text:style-name="Heading_20_3" text:outline-level="3">Generic Built-in Functions</text:h>
      <text:h text:style-name="Heading_20_4" text:outline-level="4">abs</text:h>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h text:style-name="Heading_20_4" text:outline-level="4">right</text:h>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8358452" text:continue-list="list38338920" text:style-name="WW8Num35">
        <text:list-item text:start-value="1">
          <text:p text:style-name="P57">null</text:p>
        </text:list-item>
        <text:list-item>
          <text:p text:style-name="P57">object</text:p>
        </text:list-item>
        <text:list-item>
          <text:p text:style-name="P57">string</text:p>
        </text:list-item>
        <text:list-item>
          <text:p text:style-name="P57">real</text:p>
        </text:list-item>
        <text:list-item>
          <text:p text:style-name="P57">int32</text:p>
        </text:list-item>
        <text:list-item>
          <text:p text:style-name="P57">int64</text:p>
        </text:list-item>
        <text:list-item>
          <text:p text:style-name="P57">uint32</text:p>
        </text:list-item>
        <text:list-item>
          <text:p text:style-name="P57">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
      <text:p text:style-name="Standard"><text:soft-page-break/>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19">my value"</text:span></text:p>
      <text:p text:style-name="Code">GetCustomAttribute($node, "bad_attribute_name")<text:tab/>-&gt; NULL</text:p>
      <text:p text:style-name="P49"/>
      <text:p text:style-name="Standard">Notes:</text:p>
      <text:p text:style-name="P48">If attribute name conforms to NXSL identifier naming conventions, you can access it directly as node object attribute. For example, the following call to GetCustomAttribute:</text:p>
      <text:p text:style-name="P42">GetCustomAttribute($node, "my_attribute")</text:p>
      <text:p text:style-name="P48">is equal to:</text:p>
      <text:p text:style-name="P42">$node-&gt;my_attribute</text:p>
      <text:p text:style-name="P49"/>
      <text:p text:style-name="P49"/>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8">If attribute name conforms to NXSL identifier naming conventions, you can access it directly as situation instance object attribute. For example, the following call to GetSituationAttribute:</text:p>
      <text:p text:style-name="P42">GetSituationAttribute(sobj, "status")</text:p>
      <text:p text:style-name="P48">is equal to:</text:p>
      <text:p text:style-name="P42">sobj-&gt;status</text:p>
      <text:p text:style-name="P48"/>
      <text:p text:style-name="Standard"/>
      <text:p text:style-name="Standard"/>
      <text:h text:style-name="P70"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5.7299in" draw:z-index="21"><draw:text-box fo:min-height="0.0161in"><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of custom attribut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0.1665in" fo:margin-bottom="0.0417in" style:page-number="auto" fo:keep-with-next="always">
        <style:tab-stops>
          <style:tab-stop style:position="0.75in"/>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3</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8 NetXMS Team</text:p>
            </table:table-cell>
            <table:table-cell table:style-name="Table35.A1" office:value-type="string">
              <text:p text:style-name="MP4">Version 0.2.23</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1-17T18:24:46.52</dc:date>
    <meta:print-date>2007-07-04T23:51:00</meta:print-date>
    <meta:editing-cycles>506</meta:editing-cycles>
    <meta:editing-duration>PT29H49M48S</meta:editing-duration>
    <dc:creator>Victor Kirhenshtein</dc:creator>
    <meta:document-statistic meta:table-count="37" meta:image-count="14" meta:object-count="0" meta:page-count="56" meta:paragraph-count="1742" meta:word-count="15283" meta:character-count="96049"/>
    <meta:user-defined meta:name="Info 1"/>
    <meta:user-defined meta:name="Info 2"/>
    <meta:user-defined meta:name="Info 3"/>
    <meta:user-defined meta:name="Info 4"/>
  </office:meta>
</office:document-meta>
</file>